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3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>
            <text:p>elements</text:p>
          </table:table-cell>
          <table:table-cell office:value-type="string">
            <text:p>RS (100)</text:p>
          </table:table-cell>
          <table:table-cell office:value-type="string">
            <text:p>Improved RS (100)</text:p>
          </table:table-cell>
          <table:table-cell office:value-type="string">
            <text:p>RS (500)</text:p>
          </table:table-cell>
          <table:table-cell office:value-type="string">
            <text:p>Improved RS (500)</text:p>
          </table:table-cell>
          <table:table-cell office:value-type="string">
            <text:p>RS (1000)</text:p>
          </table:table-cell>
          <table:table-cell office:value-type="string">
            <text:p>Improved RS (1000)</text:p>
          </table:table-cell>
          <table:table-cell table:style-name="Default"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">
            <text:p>123</text:p>
          </table:table-cell>
          <table:table-cell office:value-type="float" office:value="75">
            <text:p>75</text:p>
          </table:table-cell>
          <table:table-cell office:value-type="float" office:value="378">
            <text:p>378</text:p>
          </table:table-cell>
          <table:table-cell office:value-type="float" office:value="292">
            <text:p>292</text:p>
          </table:table-cell>
          <table:table-cell office:value-type="float" office:value="1010">
            <text:p>1010</text:p>
          </table:table-cell>
          <table:table-cell office:value-type="float" office:value="794">
            <text:p>794</text:p>
          </table:table-cell>
          <table:table-cell table:style-name="Default"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23">
            <text:p>223</text:p>
          </table:table-cell>
          <table:table-cell office:value-type="float" office:value="167">
            <text:p>167</text:p>
          </table:table-cell>
          <table:table-cell office:value-type="float" office:value="1358">
            <text:p>1358</text:p>
          </table:table-cell>
          <table:table-cell office:value-type="float" office:value="805">
            <text:p>805</text:p>
          </table:table-cell>
          <table:table-cell office:value-type="float" office:value="2617">
            <text:p>2617</text:p>
          </table:table-cell>
          <table:table-cell office:value-type="float" office:value="1481">
            <text:p>1481</text:p>
          </table:table-cell>
          <table:table-cell table:style-name="Default" table:number-columns-repeated="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520">
            <text:p>520</text:p>
          </table:table-cell>
          <table:table-cell office:value-type="float" office:value="432">
            <text:p>432</text:p>
          </table:table-cell>
          <table:table-cell office:value-type="float" office:value="3258">
            <text:p>3258</text:p>
          </table:table-cell>
          <table:table-cell office:value-type="float" office:value="2127">
            <text:p>2127</text:p>
          </table:table-cell>
          <table:table-cell office:value-type="float" office:value="7095">
            <text:p>7095</text:p>
          </table:table-cell>
          <table:table-cell office:value-type="float" office:value="4912">
            <text:p>4912</text:p>
          </table:table-cell>
          <table:table-cell table:style-name="Default" table:number-columns-repeated="2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223">
            <text:p>1223</text:p>
          </table:table-cell>
          <table:table-cell office:value-type="float" office:value="1000">
            <text:p>1000</text:p>
          </table:table-cell>
          <table:table-cell office:value-type="float" office:value="7090">
            <text:p>7090</text:p>
          </table:table-cell>
          <table:table-cell office:value-type="float" office:value="5026">
            <text:p>5026</text:p>
          </table:table-cell>
          <table:table-cell office:value-type="float" office:value="15107">
            <text:p>15107</text:p>
          </table:table-cell>
          <table:table-cell office:value-type="float" office:value="9811">
            <text:p>9811</text:p>
          </table:table-cell>
          <table:table-cell table:style-name="Default" table:number-columns-repeated="2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2552">
            <text:p>2552</text:p>
          </table:table-cell>
          <table:table-cell office:value-type="float" office:value="1694">
            <text:p>1694</text:p>
          </table:table-cell>
          <table:table-cell office:value-type="float" office:value="15803">
            <text:p>15803</text:p>
          </table:table-cell>
          <table:table-cell office:value-type="float" office:value="10394">
            <text:p>10394</text:p>
            <draw:frame table:end-cell-address="Tabelle1.M35" table:end-x="1.094cm" table:end-y="0.16cm" draw:z-index="0" draw:style-name="gr1" svg:width="22.501cm" svg:height="12.887cm" svg:x="1.13cm" svg:y="0.319cm">
              <draw:object draw:notify-on-update-of-ranges="Tabelle1.A1:Tabelle1.A1 Tabelle1.A2:Tabelle1.A8 Tabelle1.B1:Tabelle1.B1 Tabelle1.B2:Tabelle1.B8 Tabelle1.C1:Tabelle1.C1 Tabelle1.C2:Tabelle1.C8 Tabelle1.D1:Tabelle1.D1 Tabelle1.D2:Tabelle1.D8 Tabelle1.E1:Tabelle1.E1 Tabelle1.E2:Tabelle1.E8 Tabelle1.F1:Tabelle1.F1 Tabelle1.F2:Tabelle1.F8 Tabelle1.G1:Tabelle1.G1 Tabelle1.G2:Tabelle1.G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32853">
            <text:p>32853</text:p>
          </table:table-cell>
          <table:table-cell office:value-type="float" office:value="21726">
            <text:p>21726</text:p>
          </table:table-cell>
          <table:table-cell table:style-name="Default" table:number-columns-repeated="2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5543">
            <text:p>5543</text:p>
          </table:table-cell>
          <table:table-cell office:value-type="float" office:value="3834">
            <text:p>3834</text:p>
          </table:table-cell>
          <table:table-cell office:value-type="float" office:value="33667">
            <text:p>33667</text:p>
          </table:table-cell>
          <table:table-cell office:value-type="float" office:value="22259">
            <text:p>22259</text:p>
          </table:table-cell>
          <table:table-cell office:value-type="float" office:value="72266">
            <text:p>72266</text:p>
          </table:table-cell>
          <table:table-cell office:value-type="float" office:value="47959">
            <text:p>47959</text:p>
          </table:table-cell>
          <table:table-cell table:style-name="Default" table:number-columns-repeated="2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11461">
            <text:p>11461</text:p>
          </table:table-cell>
          <table:table-cell office:value-type="float" office:value="8005">
            <text:p>8005</text:p>
          </table:table-cell>
          <table:table-cell office:value-type="float" office:value="71995">
            <text:p>71995</text:p>
          </table:table-cell>
          <table:table-cell office:value-type="float" office:value="47699">
            <text:p>47699</text:p>
          </table:table-cell>
          <table:table-cell office:value-type="float" office:value="200808">
            <text:p>200808</text:p>
          </table:table-cell>
          <table:table-cell office:value-type="float" office:value="161835">
            <text:p>161835</text:p>
          </table:table-cell>
          <table:table-cell table:number-columns-repeated="2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.03.2011</text:date>, <text:time>15:37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us Kleemans</meta:initial-creator>
    <meta:creation-date>2011-03-23T00:30:03</meta:creation-date>
    <dc:date>2011-03-24T15:37:48</dc:date>
    <dc:creator>Adrianus Kleemans</dc:creator>
    <meta:editing-duration>PT00H16M28S</meta:editing-duration>
    <meta:editing-cycles>2</meta:editing-cycles>
    <meta:generator>OpenOffice.org/3.2$Linux OpenOffice.org_project/320m19$Build-9505</meta:generator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00000" chart:interval-major="5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65cm" chart:symbol-height="0.265cm">
        <chart:symbol-image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265cm" chart:symbol-height="0.26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02cm" svg:height="12.888cm" xlink:href=".." chart:class="chart:line" chart:style-name="ch1">
        <chart:legend chart:legend-position="end" svg:x="18.783cm" svg:y="5.225cm" chart:style-name="ch2"/>
        <chart:plot-area chart:style-name="ch3" table:cell-range-address="Tabelle1.A1:Tabelle1.G8" chart:data-source-has-labels="both" svg:x="0.699cm" svg:y="0.257cm" svg:width="17.635cm" svg:height="12.061cm">
          <chart:axis chart:dimension="x" chart:name="primary-x" chart:style-name="ch4">
            <chart:title svg:x="8.571cm" svg:y="12.003cm" chart:style-name="ch5">
              <text:p>Anzahl Elemente</text:p>
            </chart:title>
            <chart:categories table:cell-range-address="Tabelle1.A2:Tabelle1.A8"/>
          </chart:axis>
          <chart:axis chart:dimension="y" chart:name="primary-y" chart:style-name="ch6">
            <chart:title svg:x="0.451cm" svg:y="6.292cm" chart:style-name="ch7">
              <text:p>[ms]</text:p>
            </chart:title>
            <chart:grid chart:style-name="ch8" chart:class="major"/>
          </chart:axis>
          <chart:series chart:style-name="ch9" chart:values-cell-range-address="Tabelle1.B2:Tabelle1.B8" chart:label-cell-address="Tabelle1.B1:Tabelle1.B1" chart:class="chart:line">
            <chart:data-point chart:repeated="7"/>
          </chart:series>
          <chart:series chart:style-name="ch10" chart:values-cell-range-address="Tabelle1.C2:Tabelle1.C8" chart:label-cell-address="Tabelle1.C1:Tabelle1.C1" chart:class="chart:line">
            <chart:data-point chart:repeated="7"/>
          </chart:series>
          <chart:series chart:style-name="ch11" chart:values-cell-range-address="Tabelle1.D2:Tabelle1.D8" chart:label-cell-address="Tabelle1.D1:Tabelle1.D1" chart:class="chart:line">
            <chart:data-point chart:repeated="7"/>
          </chart:series>
          <chart:series chart:style-name="ch12" chart:values-cell-range-address="Tabelle1.E2:Tabelle1.E8" chart:label-cell-address="Tabelle1.E1:Tabelle1.E1" chart:class="chart:line">
            <chart:data-point chart:repeated="7"/>
          </chart:series>
          <chart:series chart:style-name="ch13" chart:values-cell-range-address="Tabelle1.F2:Tabelle1.F8" chart:label-cell-address="Tabelle1.F1:Tabelle1.F1" chart:class="chart:line">
            <chart:data-point chart:repeated="7"/>
          </chart:series>
          <chart:series chart:style-name="ch14" chart:values-cell-range-address="Tabelle1.G2:Tabelle1.G8" chart:label-cell-address="Tabelle1.G1:Tabelle1.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1:Tabelle1.B1">RS (100)</text:p>
              </table:table-cell>
              <table:table-cell office:value-type="string">
                <text:p text:id="Tabelle1.C1:Tabelle1.C1">Improved RS (100)</text:p>
              </table:table-cell>
              <table:table-cell office:value-type="string">
                <text:p text:id="Tabelle1.D1:Tabelle1.D1">RS (500)</text:p>
              </table:table-cell>
              <table:table-cell office:value-type="string">
                <text:p text:id="Tabelle1.E1:Tabelle1.E1">Improved RS (500)</text:p>
              </table:table-cell>
              <table:table-cell office:value-type="string">
                <text:p text:id="Tabelle1.F1:Tabelle1.F1">RS (1000)</text:p>
              </table:table-cell>
              <table:table-cell office:value-type="string">
                <text:p text:id="Tabelle1.G1:Tabelle1.G1">Improved RS (1000)</text:p>
              </table:table-cell>
            </table:table-row>
          </table:table-header-rows>
          <table:table-rows>
            <table:table-row>
              <table:table-cell office:value-type="string">
                <text:p text:id="Tabelle1.A2:Tabelle1.A8">10000</text:p>
              </table:table-cell>
              <table:table-cell office:value-type="float" office:value="123">
                <text:p text:id="Tabelle1.B2:Tabelle1.B8">123</text:p>
              </table:table-cell>
              <table:table-cell office:value-type="float" office:value="75">
                <text:p text:id="Tabelle1.C2:Tabelle1.C8">75</text:p>
              </table:table-cell>
              <table:table-cell office:value-type="float" office:value="378">
                <text:p text:id="Tabelle1.D2:Tabelle1.D8">378</text:p>
              </table:table-cell>
              <table:table-cell office:value-type="float" office:value="292">
                <text:p text:id="Tabelle1.E2:Tabelle1.E8">292</text:p>
              </table:table-cell>
              <table:table-cell office:value-type="float" office:value="1010">
                <text:p text:id="Tabelle1.F2:Tabelle1.F8">1010</text:p>
              </table:table-cell>
              <table:table-cell office:value-type="float" office:value="794">
                <text:p text:id="Tabelle1.G2:Tabelle1.G8">794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223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1358">
                <text:p>1358</text:p>
              </table:table-cell>
              <table:table-cell office:value-type="float" office:value="805">
                <text:p>805</text:p>
              </table:table-cell>
              <table:table-cell office:value-type="float" office:value="2617">
                <text:p>261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520">
                <text:p>520</text:p>
              </table:table-cell>
              <table:table-cell office:value-type="float" office:value="432">
                <text:p>432</text:p>
              </table:table-cell>
              <table:table-cell office:value-type="float" office:value="3258">
                <text:p>3258</text:p>
              </table:table-cell>
              <table:table-cell office:value-type="float" office:value="2127">
                <text:p>2127</text:p>
              </table:table-cell>
              <table:table-cell office:value-type="float" office:value="7095">
                <text:p>709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1223">
                <text:p>1223</text:p>
              </table:table-cell>
              <table:table-cell office:value-type="float" office:value="1000">
                <text:p>1000</text:p>
              </table:table-cell>
              <table:table-cell office:value-type="float" office:value="7090">
                <text:p>7090</text:p>
              </table:table-cell>
              <table:table-cell office:value-type="float" office:value="5026">
                <text:p>5026</text:p>
              </table:table-cell>
              <table:table-cell office:value-type="float" office:value="15107">
                <text:p>15107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160000</text:p>
              </table:table-cell>
              <table:table-cell office:value-type="float" office:value="2552">
                <text:p>2552</text:p>
              </table:table-cell>
              <table:table-cell office:value-type="float" office:value="1694">
                <text:p>1694</text:p>
              </table:table-cell>
              <table:table-cell office:value-type="float" office:value="15803">
                <text:p>15803</text:p>
              </table:table-cell>
              <table:table-cell office:value-type="float" office:value="10394">
                <text:p>10394</text:p>
              </table:table-cell>
              <table:table-cell office:value-type="float" office:value="32853">
                <text:p>32853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320000</text:p>
              </table:table-cell>
              <table:table-cell office:value-type="float" office:value="5543">
                <text:p>5543</text:p>
              </table:table-cell>
              <table:table-cell office:value-type="float" office:value="3834">
                <text:p>3834</text:p>
              </table:table-cell>
              <table:table-cell office:value-type="float" office:value="33667">
                <text:p>33667</text:p>
              </table:table-cell>
              <table:table-cell office:value-type="float" office:value="22259">
                <text:p>22259</text:p>
              </table:table-cell>
              <table:table-cell office:value-type="float" office:value="72266">
                <text:p>72266</text:p>
              </table:table-cell>
              <table:table-cell office:value-type="float" office:value="47959">
                <text:p>47959</text:p>
              </table:table-cell>
            </table:table-row>
            <table:table-row>
              <table:table-cell office:value-type="string">
                <text:p>640000</text:p>
              </table:table-cell>
              <table:table-cell office:value-type="float" office:value="11461">
                <text:p>11461</text:p>
              </table:table-cell>
              <table:table-cell office:value-type="float" office:value="8005">
                <text:p>8005</text:p>
              </table:table-cell>
              <table:table-cell office:value-type="float" office:value="71995">
                <text:p>71995</text:p>
              </table:table-cell>
              <table:table-cell office:value-type="float" office:value="47699">
                <text:p>47699</text:p>
              </table:table-cell>
              <table:table-cell office:value-type="float" office:value="200808">
                <text:p>200808</text:p>
              </table:table-cell>
              <table:table-cell office:value-type="float" office:value="161835">
                <text:p>161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